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6000002E179AFE843A05A92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-0.066cm, 17.036cm, 9.697cm, 1.527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7.11cm, 20.215cm, 0cm, 2.99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938cm" svg:height="7.692cm" svg:x="1cm" svg:y="1cm">
          <draw:image xlink:href="Pictures/1000020100000506000002E179AFE843A05A923A.png" xlink:type="simple" xlink:show="embed" xlink:actuate="onLoad">
            <text:p/>
          </draw:image>
        </draw:frame>
        <draw:frame draw:style-name="gr2" draw:text-style-name="P1" draw:layer="layout" svg:width="8cm" svg:height="1.36cm" svg:x="2.271cm" svg:y="8.112cm">
          <draw:image xlink:href="Pictures/1000020100000506000002E179AFE843A05A923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7T22:05:53.608575522</meta:creation-date>
    <dc:date>2021-12-01T16:06:35.189432668</dc:date>
    <meta:editing-duration>PT21M35S</meta:editing-duration>
    <meta:editing-cycles>6</meta:editing-cycles>
    <meta:generator>LibreOffice/6.0.7.3$Linux_X86_64 LibreOffice_project/00m0$Build-3</meta:generator>
    <meta:document-statistic meta:object-count="2"/>
  </office:meta>
</office:document-meta>
</file>